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7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0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113" style:family="table-cell" style:parent-style-name="Default">
      <style:table-cell-properties fo:background-color="transparent"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5" style:family="table-cell" style:parent-style-name="Default">
      <style:table-cell-properties fo:background-color="#dddddd" fo:padding="0.028in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02" calcext:value-type="float">
            <text:p>0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0.05" calcext:value-type="float">
            <text:p>0.05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1.045" calcext:value-type="float">
            <text:p>1.045</text:p>
          </table:table-cell>
          <table:table-cell table:style-name="ce105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gustus Versordnung, den Erdkreis einzuschrei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ngel (Gabriel, Lk 1:19) erscheint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4" calcext:value-type="float">
            <text:p>0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/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Engel Gabriel wird zu Maria in Nazareth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5" calcext:value-type="float">
            <text:p>0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21" calcext:value-type="float">
            <text:p>0.02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 wirst im Leib empfa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22" calcext:value-type="float">
            <text:p>0.02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3" calcext:value-type="float">
            <text:p>0.03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31" calcext:value-type="float">
            <text:p>0.03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121" calcext:value-type="float">
            <text:p>0.1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0.064" calcext:value-type="float">
            <text:p>0.06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6" calcext:value-type="float">
            <text:p>2.06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schwanger // Tage erfüllt, dass sie gebären soll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61" calcext:value-type="float">
            <text:p>2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1" calcext:value-type="float">
            <text:p>1.14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7" calcext:value-type="float">
            <text:p>0.0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79" calcext:value-type="float">
            <text:p>2.07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4" office:value-type="float" office:value="2.012" calcext:value-type="float">
            <text:p>2.01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7" calcext:value-type="float">
            <text:p>0.06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71" calcext:value-type="float">
            <text:p>2.07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]" office:value-type="float" office:value="2.011" calcext:value-type="float">
            <text:p>2.01</text:p>
          </table:table-cell>
          <table:table-cell table:style-name="ce14" office:value-type="float" office:value="2.011" calcext:value-type="float">
            <text:p>2.01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0.066" calcext:value-type="float">
            <text:p>0.06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ie Geburt Jesu Christi 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1" calcext:value-type="float">
            <text:p>0.07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2" calcext:value-type="float">
            <text:p>0.07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68" calcext:value-type="float">
            <text:p>0.068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073" calcext:value-type="float">
            <text:p>2.073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3" calcext:value-type="float">
            <text:p>0.07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, 8. Tag nach Geburt, Namens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0.097" calcext:value-type="float">
            <text:p>0.097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098" calcext:value-type="float">
            <text:p>0.09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9" calcext:value-type="float">
            <text:p>0.06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075" calcext:value-type="float">
            <text:p>2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9" calcext:value-type="float">
            <text:p>0.08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0.074" calcext:value-type="float">
            <text:p>0.0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2" calcext:value-type="float">
            <text:p>2.2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" calcext:value-type="float">
            <text:p>0.09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3" calcext:value-type="float">
            <text:p>2.21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1" calcext:value-type="float">
            <text:p>0.0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0.076" calcext:value-type="float">
            <text:p>0.07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4" calcext:value-type="float">
            <text:p>2.2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2" calcext:value-type="float">
            <text:p>0.0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7" calcext:value-type="float">
            <text:p>0.07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5" calcext:value-type="float">
            <text:p>2.2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3" calcext:value-type="float">
            <text:p>0.09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75" calcext:value-type="float">
            <text:p>2.17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" calcext:value-type="float">
            <text:p>0.08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6" calcext:value-type="float">
            <text:p>0.09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 (40. Tag nach Geburt?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8" calcext:value-type="float">
            <text:p>0.0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6" calcext:value-type="float">
            <text:p>2.2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4" calcext:value-type="float">
            <text:p>0.09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7" calcext:value-type="float">
            <text:p>2.2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5" calcext:value-type="float">
            <text:p>0.09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25" calcext:value-type="float">
            <text:p>2.22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36" calcext:value-type="float">
            <text:p>2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in 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2" calcext:value-type="float">
            <text:p>1.142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 (in G)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54" office:value-type="string" calcext:value-type="string">
            <text:p>Prophet: Wohnte in Nazareth – Damit er Nazarener genannt wird // joh: das Wort wohnte unter u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6" calcext:value-type="float">
            <text:p>2.23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51" calcext:value-type="float">
            <text:p>2.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1" calcext:value-type="float">
            <text:p>0.1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Zurück nach Nazaret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2" calcext:value-type="float">
            <text:p>0.10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27" office:value-type="string" calcext:value-type="string">
            <text:p>t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Johannes des Täufer predigt/tauft in der Wüste von Juda / Umgegend des Jordan (lk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1" calcext:value-type="float">
            <text:p>3.0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/>
          <table:table-cell table:style-name="ce54" office:value-type="string" calcext:value-type="string">
            <text:p>Johannes: Tut Busse, Reich Nahe (Umgegend des Jordan, in der Wüste, Zu Bethanien jenseits des Jorda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3" calcext:value-type="float">
            <text:p>3.03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2" calcext:value-type="float">
            <text:p>3.0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1" calcext:value-type="float">
            <text:p>1.06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3" calcext:value-type="float">
            <text:p>1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52" calcext:value-type="float">
            <text:p>1.2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 // lk: was sollen wir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101" calcext:value-type="float">
            <text:p>3.1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tauft in Aeon, nahe bei Salim, weil viel Wasser do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76" calcext:value-type="float">
            <text:p>3.07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057" calcext:value-type="float">
            <text:p>1.05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102" calcext:value-type="float">
            <text:p>3.102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noch nicht ins Gefängnis gewor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2" calcext:value-type="float">
            <text:p>1.06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Bringt der Busse würdige Fru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4" calcext:value-type="float">
            <text:p>3.104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1" calcext:value-type="float">
            <text:p>1.02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22" calcext:value-type="float">
            <text:p>4.22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2" calcext:value-type="float">
            <text:p>1.022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9" calcext:value-type="float">
            <text:p>3.10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3"/>
          <table:table-cell table:style-name="ce3" office:value-type="float" office:value="1.079" calcext:value-type="float">
            <text:p>1.07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159" calcext:value-type="float">
            <text:p>3.15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5" calcext:value-type="float">
            <text:p>1.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 office:value-type="string" calcext:value-type="string">
            <text:p>Was taufst du denn, wenn du nicht Christus, noch Elias, noch der Prophet bist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59" calcext:value-type="float">
            <text:p>1.2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71" calcext:value-type="float">
            <text:p>1.07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/>
          <table:table-cell table:style-name="ce54"/>
          <table:table-cell table:style-name="ce54" office:value-type="string" calcext:value-type="string">
            <text:p>Wird Tenne durch und durch rein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/Nz-&gt;Jo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Jesus kommt aus Nazareth in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... // joh: ich habe bezeugt, dass dieser der Sohn Gottes is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3.242" calcext:value-type="float">
            <text:p>3.24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W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er Geist treibt Jesus in die Wüste, um vom Teufel versuch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65]" office:value-type="float" office:value="4.08" calcext:value-type="float">
            <text:p>4.08</text:p>
          </table:table-cell>
          <table:table-cell table:style-name="ce4" table:formula="of:=[.E65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33" calcext:value-type="float">
            <text:p>1.13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3.248" calcext:value-type="float">
            <text:p>3.24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2" calcext:value-type="float">
            <text:p>1.13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13" calcext:value-type="float">
            <text:p>4.1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9" calcext:value-type="float">
            <text:p>3.24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eufel hat jede Versuchung vollende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7" calcext:value-type="float">
            <text:p>1.1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4.135" calcext:value-type="float">
            <text:p>4.135</text:p>
          </table:table-cell>
          <table:table-cell table:style-name="ce105" office:value-type="float" office:value="3.19" calcext:value-type="float">
            <text:p>3.19</text:p>
          </table:table-cell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5" calcext:value-type="float">
            <text:p>3.2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3" calcext:value-type="float">
            <text:p>4.123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3" calcext:value-type="float">
            <text:p>1.143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3"/>
          <table:table-cell table:style-name="ce1"/>
          <table:table-cell table:style-name="ce2"/>
          <table:table-cell table:style-name="ce103" office:value-type="float" office:value="4.02" calcext:value-type="float">
            <text:p>4.020</text:p>
          </table:table-cell>
          <table:table-cell table:style-name="ce105" office:value-type="float" office:value="4.03" calcext:value-type="float">
            <text:p>4.03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2" calcext:value-type="float">
            <text:p>4.142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05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rücht über Jesus geht aus durch die ganze Umgeg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5" calcext:value-type="float">
            <text:p>4.15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4.0201" calcext:value-type="float">
            <text:p>4.0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 office:value-type="string" calcext:value-type="string">
            <text:p>Lehrt in Synagogen, geehrt von al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16" calcext:value-type="float">
            <text:p>4.16</text:p>
          </table:table-cell>
          <table:table-cell table:style-name="ce14" office:value-type="float" office:value="4.161" calcext:value-type="float">
            <text:p>4.161</text:p>
          </table:table-cell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7" calcext:value-type="float">
            <text:p>4.13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105" office:value-type="float" office:value="4.05" calcext:value-type="float">
            <text:p>4.0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/>
          <table:table-cell table:style-name="ce51" office:value-type="string" calcext:value-type="string">
            <text:p>In Sichar</text:p>
          </table:table-cell>
          <table:table-cell table:style-name="ce51"/>
          <table:table-cell/>
          <table:table-cell table:style-name="ce54" office:value-type="string" calcext:value-type="string">
            <text:p>Kommt in die Stadt Sich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16" calcext:value-type="float">
            <text:p>4.16</text:p>
          </table:table-cell>
          <table:table-cell table:style-name="ce14" office:value-type="float" office:value="4.165" calcext:value-type="float">
            <text:p>4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ht nach Gewohnheit am Sabbattag in die Synagoge, um vorzule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8" calcext:value-type="float">
            <text:p>4.1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in Nz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Der Geist is auf mir... auszurufen das angenehme Jahr des Her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 office:value-type="float" office:value="4.122" calcext:value-type="float">
            <text:p>4.1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4" calcext:value-type="float">
            <text:p>1.13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36" calcext:value-type="float">
            <text:p>4.136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4" calcext:value-type="float">
            <text:p>4.04</text:p>
          </table:table-cell>
          <table:table-cell table:style-name="ce105" office:value-type="float" office:value="4.04" calcext:value-type="float">
            <text:p>4.04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durch Samarien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Muss durch Samarien zi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6" calcext:value-type="float">
            <text:p>1.13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8" calcext:value-type="float">
            <text:p>4.13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105" office:value-type="float" office:value="4.35" calcext:value-type="float">
            <text:p>4.3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/>
          <table:table-cell table:style-name="ce54" office:value-type="string" calcext:value-type="string">
            <text:p>Nicht vier Monate bis zur Ernte, jetzt schon weiss zur Er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Default" table:number-columns-repeated="2"/>
          <table:table-cell/>
          <table:table-cell table:style-name="ce1"/>
          <table:table-cell/>
          <table:table-cell table:style-name="ce3" office:value-type="float" office:value="1.137" calcext:value-type="float">
            <text:p>1.137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4.139" calcext:value-type="float">
            <text:p>4.13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Bleibt zwei Tage in Samarien und zieht nach Galiläa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27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(G) -&gt; K (G)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 (Am See) // joh: wohnt dort nicht viele Tage, mit Mutter und Brüdern und Jüng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35" calcext:value-type="float">
            <text:p>4.13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5" calcext:value-type="float">
            <text:p>1.25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2" calcext:value-type="float">
            <text:p>4.14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6.592" calcext:value-type="float">
            <text:p>6.5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geht am Sabbat in die Synagoge und lehr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35" calcext:value-type="float">
            <text:p>4.13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4" calcext:value-type="float">
            <text:p>1.214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6.591" calcext:value-type="float">
            <text:p>6.5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z -&gt; K 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Nach Kapernaum, lehrt an Sabba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35" calcext:value-type="float">
            <text:p>1.2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103" office:value-type="float" office:value="2.015" calcext:value-type="float">
            <text:p>2.015</text:p>
          </table:table-cell>
          <table:table-cell table:style-name="ce105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Volk, das in Finsternis sass, hat ein Licht gesehen... Licht der Mensc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43" calcext:value-type="float">
            <text:p>4.143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rstaunt über seine Lehre: mit Gewalt, nicht wie die Schriftgelehr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/>
          <table:table-cell table:style-name="ce51" office:value-type="float" office:value="5.1" calcext:value-type="float">
            <text:p>5.1</text:p>
          </table:table-cell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4.36" calcext:value-type="float">
            <text:p>4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as ist das für eine neue Lehre: mit Gewalt gebietet er den Geist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8" calcext:value-type="float">
            <text:p>4.16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8" calcext:value-type="float">
            <text:p>1.478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1" calcext:value-type="float">
            <text:p>4.1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/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9" calcext:value-type="float">
            <text:p>4.16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9" calcext:value-type="float">
            <text:p>1.4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2" calcext:value-type="float">
            <text:p>4.1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89]" office:value-type="float" office:value="4.17" calcext:value-type="float">
            <text:p>4.17</text:p>
          </table:table-cell>
          <table:table-cell table:style-name="ce4" table:formula="of:=[.E89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5" calcext:value-type="float">
            <text:p>4.150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9" calcext:value-type="float">
            <text:p>1.3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begint zu predigen: Tut Busse, Reich Nahe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7" calcext:value-type="float">
            <text:p>4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 (von Nazareth): sieht zwei Brüd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9" calcext:value-type="float">
            <text:p>4.19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7" calcext:value-type="float">
            <text:p>1.17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ee von G.</text:p>
          </table:table-cell>
          <table:table-cell table:style-name="ce51" table:number-columns-repeated="2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1" calcext:value-type="float">
            <text:p>5.101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4" calcext:value-type="float">
            <text:p>1.4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2" calcext:value-type="float">
            <text:p>5.1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ht zwei weitere Brüder: 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96]" office:value-type="float" office:value="4.23" calcext:value-type="float">
            <text:p>4.23</text:p>
          </table:table-cell>
          <table:table-cell table:style-name="ce4" table:formula="of:=[.E96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5.105" calcext:value-type="float">
            <text:p>5.1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113" office:value-type="string" calcext:value-type="string">
            <text:p>Jesus zieht in Galiläa umher, lehrt in Synagogen, predigt Ev. vom Reich, heilt jede Krankheit. Vgl Mt 9:35</text:p>
          </table:table-cell>
          <table:table-cell/>
          <table:table-cell table:style-name="ce113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36" calcext:value-type="float">
            <text:p>1.23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99" calcext:value-type="float">
            <text:p>3.990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37" calcext:value-type="float">
            <text:p>4.3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 // Gerücht geht aus in jeden Ort der Umgegend / Umgegend von Galiläa, Vgl Lk 4:14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5" calcext:value-type="float">
            <text:p>4.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372" calcext:value-type="float">
            <text:p>4.37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rosse Volksmengen von Galiläa und Dekapolis und Jerusalem und Judäa und von Jenseits des Jordans folgen ih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02]" office:value-type="float" office:value="5.03" calcext:value-type="float">
            <text:p>5.03</text:p>
          </table:table-cell>
          <table:table-cell table:style-name="ce4" table:formula="of:=[.E102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75" calcext:value-type="float">
            <text:p>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76" calcext:value-type="float">
            <text:p>1.27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78" calcext:value-type="float">
            <text:p>1.2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" calcext:value-type="float">
            <text:p>1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81" calcext:value-type="float">
            <text:p>1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unnützen Sor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3" calcext:value-type="float">
            <text:p>1.2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4" calcext:value-type="float">
            <text:p>1.28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85" calcext:value-type="float">
            <text:p>1.2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arnung vor dem Rich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86" calcext:value-type="float">
            <text:p>1.28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87" calcext:value-type="float">
            <text:p>1.2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7.131" calcext:value-type="float">
            <text:p>7.1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88" calcext:value-type="float">
            <text:p>1.28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Baum und die Früch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89" calcext:value-type="float">
            <text:p>1.28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09" calcext:value-type="float">
            <text:p>8.009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1" calcext:value-type="float">
            <text:p>6.4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Vom Berg herunter</text:p>
          </table:table-cell>
          <table:table-cell table:style-name="ce51" table:number-columns-repeated="2"/>
          <table:table-cell table:style-name="ce54" office:value-type="string" calcext:value-type="string">
            <text:p>Jesus steigt vom Berg herunter, Volksmengen 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.2" calcext:value-type="float">
            <text:p>6.2</text:p>
          </table:table-cell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4" calcext:value-type="float">
            <text:p>1.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age niemandem etwa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agt es trotzdem, Kunde verbreitete sich-&gt;Herr kann nicht mehr öffentlich in Stadt gehen -&gt; geht in Oe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" calcext:value-type="float">
            <text:p>8.05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4" calcext:value-type="float">
            <text:p>2.04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5" calcext:value-type="float">
            <text:p>5.1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Nachdem alle Worte vor Ohren des Volkes vollendet: Jesus geht nach Kapernaum, ein Hauptmann bittet ih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6" calcext:value-type="float">
            <text:p>8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2" calcext:value-type="float">
            <text:p>7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necht des Hauptmanns ist gelähmt, wird geqält,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1" calcext:value-type="float">
            <text:p>8.0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3" calcext:value-type="float">
            <text:p>7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 sendet Aelteste der Ju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2" calcext:value-type="float">
            <text:p>8.06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:sprich ein Wort und er wird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9" calcext:value-type="float">
            <text:p>7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lbst in Israel nicht einen so grossen Glauben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5" calcext:value-type="float">
            <text:p>7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iele von Osten und Westen werden mit Abraham, Isaak und Jakob zu Tische liegen im Reich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3" calcext:value-type="float">
            <text:p>12.3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6" calcext:value-type="float">
            <text:p>7.0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ber Söhne des Reiches werden hinausgeworfen: Weinen und Zähneknirs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3" calcext:value-type="float">
            <text:p>8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r geschehe, wie du geglaubt hast. Knecht wird gesund in jener Stu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5" calcext:value-type="float">
            <text:p>8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Nain</text:p>
          </table:table-cell>
          <table:table-cell table:style-name="ce51" table:number-columns-repeated="2"/>
          <table:table-cell table:style-name="ce54" office:value-type="string" calcext:value-type="string">
            <text:p>Nach Nain mit vielen Jüngern und einer grossen Volksmen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6" calcext:value-type="float">
            <text:p>8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2" calcext:value-type="float">
            <text:p>7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oter wird herausgetr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7" calcext:value-type="float">
            <text:p>8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7" calcext:value-type="float">
            <text:p>7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Syn-&gt;Haus Simon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43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4" office:value-type="float" office:value="1.3" calcext:value-type="float">
            <text:p>1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Schwiegermutter Petri ist fieberkrank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esus rührt ihre Hand and/bedroht das Fieber, Schwiegermutter geheilt, dient ihnen/ih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" calcext:value-type="float">
            <text:p>4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6.1" calcext:value-type="float">
            <text:p>6.1</text:p>
          </table:table-cell>
          <table:table-cell table:style-name="ce54" office:value-type="string" calcext:value-type="string">
            <text:p>Am Abend/Nach Sonnenuntergan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65" calcext:value-type="float">
            <text:p>8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05" calcext:value-type="float">
            <text:p>4.4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anze Stadt an Tür versamm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1" calcext:value-type="float">
            <text:p>4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eilt viele, treibt Dämonen aus, Dämonen schreien, erlaubte Dämonen nicht zu reden // Erfüllung Jes 53:4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8" calcext:value-type="float">
            <text:p>9.56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" calcext:value-type="float">
            <text:p>8.1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4.42" calcext:value-type="float">
            <text:p>4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ö</text:p>
          </table:table-cell>
          <table:table-cell table:style-name="ce51" table:number-columns-repeated="2"/>
          <table:table-cell table:style-name="ce54" office:value-type="string" calcext:value-type="string">
            <text:p>Frühmorgens/Als Tag geworden: 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/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9" calcext:value-type="float">
            <text:p>9.56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x</text:p>
          </table:table-cell>
          <table:table-cell table:style-name="ce51" table:number-columns-repeated="2"/>
          <table:table-cell table:style-name="ce54" office:value-type="string" calcext:value-type="string">
            <text:p>Grosse Volksmenge / Befehl ans jenseitige Ufer zu g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25" calcext:value-type="float">
            <text:p>4.4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8" calcext:value-type="float">
            <text:p>1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ss auch anderen Orten/Städten Evangelium predigen, bin dazu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chriftgelehrter: ich will dir nachfolgen, wohin auch imm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G </text:p>
          </table:table-cell>
          <table:table-cell table:style-name="ce51" table:number-columns-repeated="2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622" calcext:value-type="float">
            <text:p>9.62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Richtung jens. Ufer</text:p>
          </table:table-cell>
          <table:table-cell table:style-name="ce51" table:number-columns-repeated="2"/>
          <table:table-cell table:style-name="ce54" office:value-type="string" calcext:value-type="string">
            <text:p>Jesus steigt in Schi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35" calcext:value-type="float">
            <text:p>8.2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 office:value-type="string" calcext:value-type="string">
            <text:p>Jesus steigt in Schiff, sagt zu Jüngern, ans andere Ufer zu fahr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/>
          <table:table-cell table:style-name="ce54" office:value-type="string" calcext:value-type="string">
            <text:p>Im Schiff, Stur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jens. Ufer</text:p>
          </table:table-cell>
          <table:table-cell table:style-name="ce51" table:number-columns-repeated="2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adarener bitten Jesus, wegzu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345" calcext:value-type="float">
            <text:p>8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5" calcext:value-type="float">
            <text:p>5.2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" calcext:value-type="float">
            <text:p>8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s Jesus zurürckkehrte, nahm in das Volk auf, denn alle erwarteten ih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/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1" calcext:value-type="float">
            <text:p>5.0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-&gt; K/eigene Stadt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1" calcext:value-type="float">
            <text:p>9.0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3" calcext:value-type="float">
            <text:p>2.03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5.18" calcext:value-type="float">
            <text:p>5.1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2" calcext:value-type="float">
            <text:p>5.0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ringen Gelähmten auf Bett 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2" calcext:value-type="float">
            <text:p>9.0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" calcext:value-type="float">
            <text:p>5.2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3" calcext:value-type="float">
            <text:p>5.0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sieht Glauben: deine Sünden sind ver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/Liegematte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2.125" calcext:value-type="float">
            <text:p>2.125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81" calcext:value-type="float">
            <text:p>5.0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/>
          <table:table-cell table:style-name="ce54" office:value-type="string" calcext:value-type="string">
            <text:p>Gelähmter steht auf und ging nach seinem H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7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1" calcext:value-type="float">
            <text:p>5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4" calcext:value-type="float">
            <text:p>5.0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: wer kann Sünden vergeben ausser Gott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8" calcext:value-type="float">
            <text:p>9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4" office:value-type="float" office:value="5.26" calcext:value-type="float">
            <text:p>5.2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<text:s/></text:p>
          </table:table-cell>
          <table:table-cell table:style-name="ce54" office:value-type="string" calcext:value-type="string">
            <text:p>Staunen, sie verherrlichten Gott, Furcht. Wir haben ausserordentliche Dinge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85" calcext:value-type="float">
            <text:p>9.0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-&gt; See</text:p>
          </table:table-cell>
          <table:table-cell table:style-name="ce51" table:number-columns-repeated="2"/>
          <table:table-cell table:style-name="ce54" office:value-type="string" calcext:value-type="string">
            <text:p>Wiederum an den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4" calcext:value-type="float">
            <text:p>2.14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5.29" calcext:value-type="float">
            <text:p>5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ahl in Levis Haus: viele Sünder/Zöllner anwese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Jünger des Johannes: Warum fasten wir und die Pharisär, deine Jünger aber nicht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6" calcext:value-type="float">
            <text:p>9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5.331" calcext:value-type="float">
            <text:p>5.3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in Flicken auf ein altes Kleid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Synagogenvorsteher Jairus fällt Jesu zu füssen und bittet ihn, in sein Haus zu kom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5" calcext:value-type="float">
            <text:p>9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5" calcext:value-type="float">
            <text:p>5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2" calcext:value-type="float">
            <text:p>8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ine eingeborene 12 jährige Tochter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6" calcext:value-type="float">
            <text:p>9.18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6" calcext:value-type="float">
            <text:p>5.2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3" calcext:value-type="float">
            <text:p>8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rau mit Blutfluss (seit 12 Jahren), die nicht geheilt werden kon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7" calcext:value-type="float">
            <text:p>9.18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7" calcext:value-type="float">
            <text:p>5.2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9" calcext:value-type="float">
            <text:p>8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... <text:s/>deine Tochter ist gestorben – bemühe den Lehrer ni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4" calcext:value-type="float">
            <text:p>9.2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1" calcext:value-type="float">
            <text:p>5.2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2" calcext:value-type="float">
            <text:p>8.5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1.11" calcext:value-type="float">
            <text:p>11.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: sie ist nicht gestorben, sondern schläf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245" calcext:value-type="float">
            <text:p>9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5" calcext:value-type="float">
            <text:p>5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6" calcext:value-type="float">
            <text:p>8.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125" calcext:value-type="float">
            <text:p>11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bietet, niemandem zu sagen, was gescheh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0]" office:value-type="float" office:value="9.34" calcext:value-type="float">
            <text:p>9.34</text:p>
          </table:table-cell>
          <table:table-cell table:style-name="ce4" table:formula="of:=[.E190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.99" calcext:value-type="float">
            <text:p>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05" calcext:value-type="float">
            <text:p>10.005</text:p>
          </table:table-cell>
          <table:table-cell table:style-name="ce3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-&gt; Berg</text:p>
          </table:table-cell>
          <table:table-cell table:style-name="ce51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96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3" calcext:value-type="float">
            <text:p>10.0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om Berg runter</text:p>
          </table:table-cell>
          <table:table-cell table:style-name="ce51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0]" office:value-type="float" office:value="10.07" calcext:value-type="float">
            <text:p>10.07</text:p>
          </table:table-cell>
          <table:table-cell table:style-name="ce4" table:formula="of:=[.E200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3" calcext:value-type="float">
            <text:p>9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7" calcext:value-type="float">
            <text:p>10.077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8.152" calcext:value-type="float">
            <text:p>8.1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07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8.151" calcext:value-type="float">
            <text:p>8.1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8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9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0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53" calcext:value-type="float">
            <text:p>3.25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"/>
          <table:table-cell table:style-name="ce4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171" calcext:value-type="float">
            <text:p>6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4"/>
          <table:table-cell table:style-name="ce4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172" calcext:value-type="float">
            <text:p>6.17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Unreine Geister: Du bist der Sohn Gottes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in ihren Städten</text:p>
          </table:table-cell>
          <table:table-cell table:style-name="ce51" table:number-columns-repeated="2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 // Johannesens Jünger berichten ih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3" calcext:value-type="float">
            <text:p>11.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ist du der Komme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4" calcext:value-type="float">
            <text:p>1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95" calcext:value-type="float">
            <text:p>7.19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erkündet, was ihr hört und se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" calcext:value-type="float">
            <text:p>11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7" calcext:value-type="float">
            <text:p>7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m soll ich dieses Geschlecht vergleich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8" calcext:value-type="float">
            <text:p>1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ohannes ass nicht – sie sagen, er hat einen Dämo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9" calcext:value-type="float">
            <text:p>11.1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Sohn des Menschen ist und trinkt – sie sagen Fresser und Säufer, ein Freund von Zöllnern und Sü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4" calcext:value-type="float">
            <text:p>11.19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isheit gerechtfertigt worden von allen ihren Ki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5" calcext:value-type="float">
            <text:p>11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Ein Pharisäer bittet Jesus, mit ihm zu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6" calcext:value-type="float">
            <text:p>11.19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Frau salbt Jes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7" calcext:value-type="float">
            <text:p>11.19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1" calcext:value-type="float">
            <text:p>7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in Gläubiger hatte zwei Schuldn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8" calcext:value-type="float">
            <text:p>11.19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9" calcext:value-type="float">
            <text:p>7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ist dieser, der auch Sünden vergib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(am Zweit-ersten) Sabbat: <text:s/>Jesus geht durch die Aeh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8" calcext:value-type="float">
            <text:p>12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8" calcext:value-type="float">
            <text:p>2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hn des Menschen auch Herr des Sabbat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1" calcext:value-type="float">
            <text:p>3.011</text:p>
          </table:table-cell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1" calcext:value-type="float">
            <text:p>6.061</text:p>
          </table:table-cell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Synagoge</text:p>
          </table:table-cell>
          <table:table-cell table:style-name="ce51" table:number-columns-repeated="2"/>
          <table:table-cell table:style-name="ce54" office:value-type="string" calcext:value-type="string">
            <text:p>(an einem anderen Sabbat): Jesus kommt in ihre Synago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" calcext:value-type="float">
            <text:p>12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2" calcext:value-type="float">
            <text:p>3.012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2" calcext:value-type="float">
            <text:p>6.06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ensch mit verdorrter Hand. Sie fragen: Ist es erlaubt, am Sabbt gutes zu tun/heile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1" calcext:value-type="float">
            <text:p>12.1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" calcext:value-type="float">
            <text:p>3.02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7" calcext:value-type="float">
            <text:p>6.07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 und Pharisäer lauern, ob er am Sabbat heilen würde: Suchen Beschuldigung gehen Ih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2" calcext:value-type="float">
            <text:p>12.1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1" calcext:value-type="float">
            <text:p>3.0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8" calcext:value-type="float">
            <text:p>6.0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zum Menschen mit verdorrter Hand: stell dich in die Mit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3" calcext:value-type="float">
            <text:p>12.1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2" calcext:value-type="float">
            <text:p>3.02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a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4" calcext:value-type="float">
            <text:p>12.1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" calcext:value-type="float">
            <text:p>6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(mk: mit Zor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6" calcext:value-type="float">
            <text:p>12.1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Default"/>
          <table:table-cell/>
          <table:table-cell table:style-name="ce1"/>
          <table:table-cell table:style-name="ce2"/>
          <table:table-cell table:style-name="ce3" office:value-type="float" office:value="6.176" calcext:value-type="float">
            <text:p>6.17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229" calcext:value-type="float">
            <text:p>12.2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7" office:value-type="string" calcext:value-type="string">
            <text:p>Pharisäer und/oder Herodianer wollen Jesus um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5" calcext:value-type="float">
            <text:p>12.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3" calcext:value-type="float">
            <text:p>6.17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4" calcext:value-type="float">
            <text:p>6.17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75" calcext:value-type="float">
            <text:p>6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7" calcext:value-type="float">
            <text:p>6.1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8" calcext:value-type="float">
            <text:p>6.17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us wird den Nationen Gericht ankündig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Blinder (und stummer) Besessener wird zu Jesus gebra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5" calcext:value-type="float">
            <text:p>12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" calcext:value-type="float">
            <text:p>3.20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Haus</text:p>
          </table:table-cell>
          <table:table-cell table:style-name="ce51" table:number-columns-repeated="2"/>
          <table:table-cell table:style-name="ce54" office:value-type="string" calcext:value-type="string">
            <text:p>Sie kommen in ein Haus, können nicht einmal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7" calcext:value-type="float">
            <text:p>12.2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gehörige: er ist ausser s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harisäer // Schriftgelehrte, die von Jerusalem herabkommen: Dieser treibt die Dämonen durch Beelzebub aus (Die Lästerung gegen den Heiligen Geist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4" calcext:value-type="float">
            <text:p>12.28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01" calcext:value-type="float">
            <text:p>11.2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pricht in Gleichnissen zu ihnen: wie kann Satan Satan austreiben?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91" calcext:value-type="float">
            <text:p>3.29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cht Baum gut oder schlecht, aus Frucht wird Baum erkannt. // Kein guter Baum mit schlechten Frü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33" calcext:value-type="float">
            <text:p>12.330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3" calcext:value-type="float">
            <text:p>12.43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tter und Brüder von Jesus wollen zu Jesus, können nicht wegen Volksmen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1" calcext:value-type="float">
            <text:p>8.191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7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Haus -&gt; See</text:p>
          </table:table-cell>
          <table:table-cell table:style-name="ce51" table:number-columns-repeated="2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9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/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22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24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1.295" calcext:value-type="float">
            <text:p>1.295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0.24" calcext:value-type="float">
            <text:p>10.24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3.244" calcext:value-type="float">
            <text:p>3.244</text:p>
          </table:table-cell>
          <table:table-cell/>
          <table:table-cell table:style-name="ce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38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8" calcext:value-type="float">
            <text:p>3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2" calcext:value-type="float">
            <text:p>13.3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9" calcext:value-type="float">
            <text:p>3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ünden gegen Heiligen Geist wird nicht vergeben werde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2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4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5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6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2" calcext:value-type="float">
            <text:p>13.5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6" calcext:value-type="float">
            <text:p>4.3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zieht we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Gleichnisse vollendet, Jesus zieht von dannen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office:value-type="float" office:value="13.54" calcext:value-type="float">
            <text:p>13.54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7" office:value-type="float" office:value="6.011" calcext:value-type="float">
            <text:p>6.011</text:p>
          </table:table-cell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aterstadt <text:span text:style-name="T2">(</text:span>Nz<text:span text:style-name="T2">)</text:span>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545" calcext:value-type="float">
            <text:p>13.5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7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Jünger folgen ihm na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4.24" calcext:value-type="float">
            <text:p>4.24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51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245" calcext:value-type="float">
            <text:p>4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Herodes glaubt, Johannes sei aus den Toten auferstanden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5" calcext:value-type="float">
            <text:p>6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1" calcext:value-type="float">
            <text:p>9.101</text:p>
          </table:table-cell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6" office:value-type="string" calcext:value-type="string">
            <text:p>Apostel kehren zurück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4" calcext:value-type="float">
            <text:p>9.104</text:p>
          </table:table-cell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" calcext:value-type="float">
            <text:p>6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Jesus hört vom Tod Johannes und geht an einen öden Or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1" calcext:value-type="float">
            <text:p>6.3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5" calcext:value-type="float">
            <text:p>9.10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, -&gt; Bethsaida</text:p>
          </table:table-cell>
          <table:table-cell table:style-name="ce51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358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3" calcext:value-type="float">
            <text:p>6.33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60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4" calcext:value-type="float">
            <text:p>6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5" calcext:value-type="float">
            <text:p>6.35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53" calcext:value-type="float">
            <text:p>6.5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1" calcext:value-type="float">
            <text:p>6.4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1" calcext:value-type="float">
            <text:p>6.1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66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2" calcext:value-type="float">
            <text:p>6.4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2" calcext:value-type="float">
            <text:p>6.19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3" calcext:value-type="float">
            <text:p>6.1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01" calcext:value-type="float">
            <text:p>15.01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6.01" calcext:value-type="float">
            <text:p>6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4" calcext:value-type="float">
            <text:p>6.19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5" calcext:value-type="float">
            <text:p>6.1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141" calcext:value-type="float">
            <text:p>7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6" calcext:value-type="float">
            <text:p>6.19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372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7" calcext:value-type="float">
            <text:p>6.197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9" calcext:value-type="float">
            <text:p>15.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8" table:number-columns-repeated="2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ee von G.</text:p>
          </table:table-cell>
          <table:table-cell table:style-name="ce51" table:number-columns-repeated="2"/>
          <table:table-cell table:style-name="ce54" office:value-type="string" calcext:value-type="string">
            <text:p>Kommt an den See von Galiläa, auf den Ber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9" calcext:value-type="float">
            <text:p>6.19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77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1" calcext:value-type="float">
            <text:p>6.2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78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9" calcext:value-type="float">
            <text:p>15.3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chiff Gebiet von Magada</text:p>
          </table:table-cell>
          <table:table-cell table:style-name="ce51" table:number-columns-repeated="2"/>
          <table:table-cell table:style-name="ce54" office:value-type="string" calcext:value-type="string">
            <text:p>Kommt in das Gebiet von Maga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3" calcext:value-type="float">
            <text:p>6.2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4" calcext:value-type="float">
            <text:p>6.2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25" calcext:value-type="float">
            <text:p>16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65" calcext:value-type="float">
            <text:p>8.26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betet allein, fragt Jünger, was sagen Volksmengen, dass er sei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" calcext:value-type="float">
            <text:p>9.20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35" calcext:value-type="float">
            <text:p>1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75" calcext:value-type="float">
            <text:p>8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21" calcext:value-type="float">
            <text:p>9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86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8" calcext:value-type="float">
            <text:p>8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7" calcext:value-type="float">
            <text:p>6.20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6.208" calcext:value-type="float">
            <text:p>6.2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88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1" calcext:value-type="float">
            <text:p>8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9" calcext:value-type="float">
            <text:p>6.2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89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2" calcext:value-type="float">
            <text:p>8.3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1" calcext:value-type="float">
            <text:p>6.2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9.301" calcext:value-type="float">
            <text:p>9.3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45" calcext:value-type="float">
            <text:p>9.4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.471" calcext:value-type="float">
            <text:p>9.47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9.472" calcext:value-type="float">
            <text:p>9.47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9.473" calcext:value-type="float">
            <text:p>9.47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05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4" calcext:value-type="float">
            <text:p>9.47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5" calcext:value-type="float">
            <text:p>9.4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12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6" calcext:value-type="float">
            <text:p>10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16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28" calcext:value-type="float">
            <text:p>10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2.281" calcext:value-type="float">
            <text:p>12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435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45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46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47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49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1" calcext:value-type="float">
            <text:p>12.3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59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7" calcext:value-type="float">
            <text:p>12.3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66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" office:value-type="float" office:value="15.061" calcext:value-type="float">
            <text:p>15.061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62" calcext:value-type="float">
            <text:p>15.0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3..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476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9" calcext:value-type="float">
            <text:p>13.3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4" calcext:value-type="float">
            <text:p>13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41" calcext:value-type="float">
            <text:p>13.341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42" calcext:value-type="float">
            <text:p>13.34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480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3" calcext:value-type="float">
            <text:p>13.34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4" calcext:value-type="float">
            <text:p>13.34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45" calcext:value-type="float">
            <text:p>13.3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6" calcext:value-type="float">
            <text:p>13.3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04" calcext:value-type="float">
            <text:p>14.0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6" calcext:value-type="float">
            <text:p>14.12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Nimmt den Kelch (Lk: nach dem Mahl), trinkt alle dar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8" calcext:value-type="float">
            <text:p>2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4" calcext:value-type="float">
            <text:p>14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3" calcext:value-type="float">
            <text:p>13.0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es ist mein Blut, das des neuen Bundes, welches für viele vergossen wird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96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95" calcext:value-type="float">
            <text:p>26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treit: wer ist der Grösste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7" calcext:value-type="float">
            <text:p>14.2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9" calcext:value-type="float">
            <text:p>22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verordne euch ein Rei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3" calcext:value-type="float">
            <text:p>26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9" calcext:value-type="float">
            <text:p>14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33" calcext:value-type="float">
            <text:p>22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37" calcext:value-type="float">
            <text:p>13.3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ich bin bereit für Gefängnis und Tod <text:s/>// ich werde mich nicht är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1" calcext:value-type="float">
            <text:p>26.4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38" calcext:value-type="float">
            <text:p>14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395" calcext:value-type="float">
            <text:p>22.3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366" calcext:value-type="float">
            <text:p>13.3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cht und betet. dass ihr nicht in Versuchung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6" calcext:value-type="float">
            <text:p>27.5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6" calcext:value-type="float">
            <text:p>97.0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15">
          <table:table-cell table:number-columns-repeated="38"/>
        </table:table-row>
        <table:table-row table:style-name="ro5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57"/>
      </table:named-expressions>
      <table:database-ranges>
        <table:database-range table:name="SortierRange" table:target-range-address="Parallelstellen.C2:Parallelstellen.AM55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5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0:25:19.576425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5-18T11:28:56.144583738</dc:date>
    <meta:editing-duration>P3DT2H47M35S</meta:editing-duration>
    <meta:editing-cycles>511</meta:editing-cycles>
    <meta:generator>LibreOffice/6.3.5.2$Linux_X86_64 LibreOffice_project/30$Build-2</meta:generator>
    <meta:document-statistic meta:table-count="1" meta:cell-count="3624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